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table:formula="of:=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raining cells</text:p>
          </table:table-cell>
          <table:table-cell table:formula="of:=([.C4]*2+[.C5]*2+1)*([.C6]*2+[.C7]*2+1)-([.C5]*2+1)*([.C7]*2+1)" office:value-type="float" office:value="280" calcext:value-type="float">
            <text:p>28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f (Hz)</text:p>
          </table:table-cell>
          <table:table-cell table:formula="of:=77000000000" office:value-type="float" office:value="77000000000" calcext:value-type="float">
            <text:p>77000000000</text:p>
          </table:table-cell>
        </table:table-row>
        <table:table-row table:style-name="ro1">
          <table:table-cell/>
          <table:table-cell office:value-type="string" calcext:value-type="string">
            <text:p>c (m/s)</text:p>
          </table:table-cell>
          <table:table-cell table:formula="of:=30000000000" office:value-type="float" office:value="30000000000" calcext:value-type="float">
            <text:p>30000000000</text:p>
          </table:table-cell>
        </table:table-row>
        <table:table-row table:style-name="ro1">
          <table:table-cell/>
          <table:table-cell office:value-type="string" calcext:value-type="string">
            <text:p>Phase increment (degrees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Antena element spacing (m)</text:p>
          </table:table-cell>
          <table:table-cell table:formula="of:=[.C17]/2" office:value-type="float" office:value="0.194805194805195" calcext:value-type="float">
            <text:p>0,194805194805195</text:p>
          </table:table-cell>
        </table:table-row>
        <table:table-row table:style-name="ro1">
          <table:table-cell/>
          <table:table-cell office:value-type="string" calcext:value-type="string">
            <text:p>Lambda (m)</text:p>
          </table:table-cell>
          <table:table-cell table:formula="of:=[.C14]/[.C13]" office:value-type="float" office:value="0.38961038961039" calcext:value-type="float">
            <text:p>0,3896103896103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ta (degrees)</text:p>
          </table:table-cell>
          <table:table-cell table:formula="of:=ASIN([.C15]*[.C17]/(360*[.C16]))*180/PI()" office:value-type="float" office:value="14.4775121859299" calcext:value-type="float">
            <text:p>14,4775121859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5:31:08.407471175</meta:creation-date>
    <dc:date>2023-12-31T19:41:58.595398342</dc:date>
    <meta:editing-duration>PT3H39M39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